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alTool.getPublicFunc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rtalToo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Too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Tool.getInternalFunc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rtalTool.getFun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Tool.PortalTool( String toolName , String toolId , HashMap functions , ArrayList i18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alTool.getI18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Tool.getFunction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